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9.71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59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/>
    <style:style style:name="ce2" style:family="table-cell" style:parent-style-name="Default" style:data-style-name="N61"/>
    <style:style style:name="ce3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1000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float" office:value="0.000242556912136149" calcext:value-type="float">
            <text:p>0,000242556912136</text:p>
          </table:table-cell>
          <table:table-cell office:value-type="float" office:value="-1.99999994116614" calcext:value-type="float">
            <text:p>-1,99999994116614</text:p>
          </table:table-cell>
          <table:table-cell table:number-columns-repeated="2"/>
        </table:table-row>
        <table:table-row table:style-name="ro2">
          <table:table-cell office:value-type="float" office:value="-0.000401866669230255" calcext:value-type="float">
            <text:p>-0,00040186666923</text:p>
          </table:table-cell>
          <table:table-cell office:value-type="float" office:value="-1.99999983850318" calcext:value-type="float">
            <text:p>-1,99999983850318</text:p>
          </table:table-cell>
          <table:table-cell table:number-columns-repeated="2"/>
        </table:table-row>
        <table:table-row table:style-name="ro3">
          <table:table-cell office:value-type="float" office:value="0.000644011686635415" calcext:value-type="float">
            <text:p>0,000644011686635</text:p>
          </table:table-cell>
          <table:table-cell office:value-type="float" office:value="-1.99999958524895" calcext:value-type="float">
            <text:p>-1,99999958524895</text:p>
          </table:table-cell>
          <table:table-cell table:number-columns-repeated="2"/>
        </table:table-row>
        <table:table-row table:style-name="ro3">
          <table:table-cell table:style-name="ce2" office:value-type="float" office:value="0.0000984455077318591" calcext:value-type="float">
            <text:p>9,84E-05</text:p>
          </table:table-cell>
          <table:table-cell office:value-type="float" office:value="-1.99999999030848" calcext:value-type="float">
            <text:p>-1,99999999030848</text:p>
          </table:table-cell>
          <table:table-cell table:number-columns-repeated="2"/>
        </table:table-row>
        <table:table-row table:style-name="ro3">
          <table:table-cell office:value-type="float" office:value="0.00051153181405772" calcext:value-type="float">
            <text:p>0,000511531814058</text:p>
          </table:table-cell>
          <table:table-cell office:value-type="float" office:value="-1.9999997383352" calcext:value-type="float">
            <text:p>-1,9999997383352</text:p>
          </table:table-cell>
          <table:table-cell table:number-columns-repeated="2"/>
        </table:table-row>
        <table:table-row table:style-name="ro3">
          <table:table-cell office:value-type="float" office:value="0.000833212923797899" calcext:value-type="float">
            <text:p>0,000833212923798</text:p>
          </table:table-cell>
          <table:table-cell office:value-type="float" office:value="-1.99999930575622" calcext:value-type="float">
            <text:p>-1,99999930575622</text:p>
          </table:table-cell>
          <table:table-cell table:number-columns-repeated="2"/>
        </table:table-row>
        <table:table-row table:style-name="ro2">
          <table:table-cell office:value-type="float" office:value="-0.000936930538565917" calcext:value-type="float">
            <text:p>-0,000936930538566</text:p>
          </table:table-cell>
          <table:table-cell office:value-type="float" office:value="-1.99999912216117" calcext:value-type="float">
            <text:p>-1,99999912216117</text:p>
          </table:table-cell>
          <table:table-cell table:number-columns-repeated="2"/>
        </table:table-row>
        <table:table-row table:style-name="ro2">
          <table:table-cell office:value-type="float" office:value="-0.000196325029282018" calcext:value-type="float">
            <text:p>-0,000196325029282</text:p>
          </table:table-cell>
          <table:table-cell office:value-type="float" office:value="-1.99999996145648" calcext:value-type="float">
            <text:p>-1,99999996145648</text:p>
          </table:table-cell>
          <table:table-cell table:number-columns-repeated="2"/>
        </table:table-row>
        <table:table-row table:style-name="ro3">
          <table:table-cell office:value-type="float" office:value="0.00168045064532496" calcext:value-type="float">
            <text:p>0,001680450645325</text:p>
          </table:table-cell>
          <table:table-cell office:value-type="float" office:value="-1.99999717608563" calcext:value-type="float">
            <text:p>-1,99999717608563</text:p>
          </table:table-cell>
          <table:table-cell table:number-columns-repeated="2"/>
        </table:table-row>
        <table:table-row table:style-name="ro2">
          <table:table-cell office:value-type="float" office:value="-0.000449996497970395" calcext:value-type="float">
            <text:p>-0,00044999649797</text:p>
          </table:table-cell>
          <table:table-cell office:value-type="float" office:value="-1.99999979750315" calcext:value-type="float">
            <text:p>-1,99999979750315</text:p>
          </table:table-cell>
          <table:table-cell table:number-columns-repeated="2"/>
        </table:table-row>
        <table:table-row table:style-name="ro3">
          <table:table-cell office:value-type="float" office:value="0.000246352988176879" calcext:value-type="float">
            <text:p>0,000246352988177</text:p>
          </table:table-cell>
          <table:table-cell office:value-type="float" office:value="-1.99999993931021" calcext:value-type="float">
            <text:p>-1,99999993931021</text:p>
          </table:table-cell>
          <table:table-cell table:number-columns-repeated="2"/>
        </table:table-row>
        <table:table-row table:style-name="ro2">
          <table:table-cell office:value-type="float" office:value="-0.00126425250355922" calcext:value-type="float">
            <text:p>-0,001264252503559</text:p>
          </table:table-cell>
          <table:table-cell office:value-type="float" office:value="-1.99999840166561" calcext:value-type="float">
            <text:p>-1,99999840166561</text:p>
          </table:table-cell>
          <table:table-cell table:number-columns-repeated="2"/>
        </table:table-row>
        <table:table-row table:style-name="ro3">
          <table:table-cell office:value-type="float" office:value="0.00155763871065562" calcext:value-type="float">
            <text:p>0,001557638710656</text:p>
          </table:table-cell>
          <table:table-cell office:value-type="float" office:value="-1.99999757376165" calcext:value-type="float">
            <text:p>-1,99999757376165</text:p>
          </table:table-cell>
          <table:table-cell table:number-columns-repeated="2"/>
        </table:table-row>
        <table:table-row table:style-name="ro3">
          <table:table-cell office:value-type="float" office:value="0.000420787582206428" calcext:value-type="float">
            <text:p>0,000420787582206</text:p>
          </table:table-cell>
          <table:table-cell office:value-type="float" office:value="-1.99999982293781" calcext:value-type="float">
            <text:p>-1,99999982293781</text:p>
          </table:table-cell>
          <table:table-cell table:number-columns-repeated="2"/>
        </table:table-row>
        <table:table-row table:style-name="ro3">
          <table:table-cell office:value-type="float" office:value="0.00176779952321127" calcext:value-type="float">
            <text:p>0,001767799523211</text:p>
          </table:table-cell>
          <table:table-cell office:value-type="float" office:value="-1.99999687488485" calcext:value-type="float">
            <text:p>-1,99999687488485</text:p>
          </table:table-cell>
          <table:table-cell table:number-columns-repeated="2"/>
        </table:table-row>
        <table:table-row table:style-name="ro3">
          <table:table-cell office:value-type="float" office:value="0.000449786464033375" calcext:value-type="float">
            <text:p>0,000449786464033</text:p>
          </table:table-cell>
          <table:table-cell office:value-type="float" office:value="-1.99999979769214" calcext:value-type="float">
            <text:p>-1,99999979769214</text:p>
          </table:table-cell>
          <table:table-cell table:number-columns-repeated="2"/>
        </table:table-row>
        <table:table-row table:style-name="ro2">
          <table:table-cell table:style-name="ce2" office:value-type="float" office:value="-0.00000468585259483234" calcext:value-type="float">
            <text:p>-4,69E-06</text:p>
          </table:table-cell>
          <table:table-cell office:value-type="float" office:value="-1.99999999997804" calcext:value-type="float">
            <text:p>-1,99999999997804</text:p>
          </table:table-cell>
          <table:table-cell table:number-columns-repeated="2"/>
        </table:table-row>
        <table:table-row table:style-name="ro2">
          <table:table-cell office:value-type="float" office:value="-0.000666444044226999" calcext:value-type="float">
            <text:p>-0,000666444044227</text:p>
          </table:table-cell>
          <table:table-cell office:value-type="float" office:value="-1.99999955585234" calcext:value-type="float">
            <text:p>-1,99999955585234</text:p>
          </table:table-cell>
          <table:table-cell table:number-columns-repeated="2"/>
        </table:table-row>
        <table:table-row table:style-name="ro2">
          <table:table-cell office:value-type="float" office:value="-0.000388900073296505" calcext:value-type="float">
            <text:p>-0,000388900073297</text:p>
          </table:table-cell>
          <table:table-cell office:value-type="float" office:value="-1.99999984875673" calcext:value-type="float">
            <text:p>-1,99999984875673</text:p>
          </table:table-cell>
          <table:table-cell table:number-columns-repeated="2"/>
        </table:table-row>
        <table:table-row table:style-name="ro2">
          <table:table-cell table:style-name="ce2" office:value-type="float" office:value="-0.0000277898485776529" calcext:value-type="float">
            <text:p>-2,78E-05</text:p>
          </table:table-cell>
          <table:table-cell office:value-type="float" office:value="-1.99999999922772" calcext:value-type="float">
            <text:p>-1,99999999922772</text:p>
          </table:table-cell>
          <table:table-cell table:number-columns-repeated="2"/>
        </table:table-row>
        <table:table-row table:style-name="ro3">
          <table:table-cell office:value-type="float" office:value="0.00114498913762828" calcext:value-type="float">
            <text:p>0,001144989137628</text:p>
          </table:table-cell>
          <table:table-cell office:value-type="float" office:value="-1.99999868899987" calcext:value-type="float">
            <text:p>-1,99999868899987</text:p>
          </table:table-cell>
          <table:table-cell table:number-columns-repeated="2"/>
        </table:table-row>
        <table:table-row table:style-name="ro3">
          <table:table-cell office:value-type="float" office:value="0.000355016437274092" calcext:value-type="float">
            <text:p>0,000355016437274</text:p>
          </table:table-cell>
          <table:table-cell office:value-type="float" office:value="-1.99999987396333" calcext:value-type="float">
            <text:p>-1,99999987396333</text:p>
          </table:table-cell>
          <table:table-cell table:number-columns-repeated="2"/>
        </table:table-row>
        <table:table-row table:style-name="ro2">
          <table:table-cell office:value-type="float" office:value="-0.000179546345608239" calcext:value-type="float">
            <text:p>-0,000179546345608</text:p>
          </table:table-cell>
          <table:table-cell office:value-type="float" office:value="-1.99999996776311" calcext:value-type="float">
            <text:p>-1,99999996776311</text:p>
          </table:table-cell>
          <table:table-cell table:number-columns-repeated="2"/>
        </table:table-row>
        <table:table-row table:style-name="ro3">
          <table:table-cell office:value-type="float" office:value="0.000356709294621615" calcext:value-type="float">
            <text:p>0,000356709294622</text:p>
          </table:table-cell>
          <table:table-cell office:value-type="float" office:value="-1.99999987275848" calcext:value-type="float">
            <text:p>-1,99999987275848</text:p>
          </table:table-cell>
          <table:table-cell table:number-columns-repeated="2"/>
        </table:table-row>
        <table:table-row table:style-name="ro2">
          <table:table-cell office:value-type="float" office:value="-0.000905764931402042" calcext:value-type="float">
            <text:p>-0,000905764931402</text:p>
          </table:table-cell>
          <table:table-cell office:value-type="float" office:value="-1.99999917958989" calcext:value-type="float">
            <text:p>-1,9999991795898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1">
          <table:table-cell/>
          <table:table-cell table:formula="of:=SUM([.B1:.B25])/25" office:value-type="float" office:value="-1.99999935414666" calcext:value-type="float">
            <text:p>-1,99999935414666</text:p>
          </table:table-cell>
          <table:table-cell/>
          <table:table-cell table:style-name="ce3" table:formula="of:=[.B27] +2" office:value-type="float" office:value="0.000000645853344805047" calcext:value-type="float">
            <text:p>0,000000645853345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3" table:number-rows-repeated="2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100" table:style-name="ta1"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float" office:value="0.000966220995632261" calcext:value-type="float">
            <text:p>0,000966220995632</text:p>
          </table:table-cell>
          <table:table-cell office:value-type="float" office:value="-1.99999906641699" calcext:value-type="float">
            <text:p>-1,99999906641699</text:p>
          </table:table-cell>
          <table:table-cell table:number-columns-repeated="2"/>
        </table:table-row>
        <table:table-row table:style-name="ro1">
          <table:table-cell office:value-type="float" office:value="-0.00607175926132364" calcext:value-type="float">
            <text:p>-0,006071759261324</text:p>
          </table:table-cell>
          <table:table-cell office:value-type="float" office:value="-1.99996313373947" calcext:value-type="float">
            <text:p>-1,99996313373947</text:p>
          </table:table-cell>
          <table:table-cell table:number-columns-repeated="2"/>
        </table:table-row>
        <table:table-row table:style-name="ro1">
          <table:table-cell office:value-type="float" office:value="-0.0107721092512675" calcext:value-type="float">
            <text:p>-0,010772109251268</text:p>
          </table:table-cell>
          <table:table-cell office:value-type="float" office:value="-1.99988396166228" calcext:value-type="float">
            <text:p>-1,99988396166228</text:p>
          </table:table-cell>
          <table:table-cell table:number-columns-repeated="2"/>
        </table:table-row>
        <table:table-row table:style-name="ro1">
          <table:table-cell office:value-type="float" office:value="0.00626613076099425" calcext:value-type="float">
            <text:p>0,006266130760994</text:p>
          </table:table-cell>
          <table:table-cell office:value-type="float" office:value="-1.99996073560529" calcext:value-type="float">
            <text:p>-1,99996073560529</text:p>
          </table:table-cell>
          <table:table-cell table:number-columns-repeated="2"/>
        </table:table-row>
        <table:table-row table:style-name="ro1">
          <table:table-cell office:value-type="float" office:value="0.00465610312465525" calcext:value-type="float">
            <text:p>0,004656103124655</text:p>
          </table:table-cell>
          <table:table-cell office:value-type="float" office:value="-1.99997832070369" calcext:value-type="float">
            <text:p>-1,99997832070369</text:p>
          </table:table-cell>
          <table:table-cell table:number-columns-repeated="2"/>
        </table:table-row>
        <table:table-row table:style-name="ro1">
          <table:table-cell office:value-type="float" office:value="0.0017033912662836" calcext:value-type="float">
            <text:p>0,001703391266284</text:p>
          </table:table-cell>
          <table:table-cell office:value-type="float" office:value="-1.99999709845819" calcext:value-type="float">
            <text:p>-1,99999709845819</text:p>
          </table:table-cell>
          <table:table-cell table:number-columns-repeated="2"/>
        </table:table-row>
        <table:table-row table:style-name="ro1">
          <table:table-cell office:value-type="float" office:value="0.000960825408712229" calcext:value-type="float">
            <text:p>0,000960825408712</text:p>
          </table:table-cell>
          <table:table-cell office:value-type="float" office:value="-1.99999907681453" calcext:value-type="float">
            <text:p>-1,99999907681453</text:p>
          </table:table-cell>
          <table:table-cell table:number-columns-repeated="2"/>
        </table:table-row>
        <table:table-row table:style-name="ro1">
          <table:table-cell office:value-type="float" office:value="0.00354478120717183" calcext:value-type="float">
            <text:p>0,003544781207172</text:p>
          </table:table-cell>
          <table:table-cell office:value-type="float" office:value="-1.99998743452619" calcext:value-type="float">
            <text:p>-1,99998743452619</text:p>
          </table:table-cell>
          <table:table-cell table:number-columns-repeated="2"/>
        </table:table-row>
        <table:table-row table:style-name="ro1">
          <table:table-cell office:value-type="float" office:value="0.00781257880297426" calcext:value-type="float">
            <text:p>0,007812578802974</text:p>
          </table:table-cell>
          <table:table-cell office:value-type="float" office:value="-1.99993896361245" calcext:value-type="float">
            <text:p>-1,99993896361245</text:p>
          </table:table-cell>
          <table:table-cell table:number-columns-repeated="2"/>
        </table:table-row>
        <table:table-row table:style-name="ro1">
          <table:table-cell office:value-type="float" office:value="-0.00924846785866251" calcext:value-type="float">
            <text:p>-0,009248467858663</text:p>
          </table:table-cell>
          <table:table-cell office:value-type="float" office:value="-1.99991446584227" calcext:value-type="float">
            <text:p>-1,99991446584227</text:p>
          </table:table-cell>
          <table:table-cell table:number-columns-repeated="2"/>
        </table:table-row>
        <table:table-row table:style-name="ro1">
          <table:table-cell office:value-type="float" office:value="0.0231196997394754" calcext:value-type="float">
            <text:p>0,023119699739475</text:p>
          </table:table-cell>
          <table:table-cell office:value-type="float" office:value="-1.99946547948396" calcext:value-type="float">
            <text:p>-1,99946547948396</text:p>
          </table:table-cell>
          <table:table-cell table:number-columns-repeated="2"/>
        </table:table-row>
        <table:table-row table:style-name="ro1">
          <table:table-cell office:value-type="float" office:value="-0.00160193418678778" calcext:value-type="float">
            <text:p>-0,001601934186788</text:p>
          </table:table-cell>
          <table:table-cell office:value-type="float" office:value="-1.99999743380686" calcext:value-type="float">
            <text:p>-1,99999743380686</text:p>
          </table:table-cell>
          <table:table-cell table:number-columns-repeated="2"/>
        </table:table-row>
        <table:table-row table:style-name="ro1">
          <table:table-cell office:value-type="float" office:value="0.00116040845366183" calcext:value-type="float">
            <text:p>0,001160408453662</text:p>
          </table:table-cell>
          <table:table-cell office:value-type="float" office:value="-1.99999865345222" calcext:value-type="float">
            <text:p>-1,99999865345222</text:p>
          </table:table-cell>
          <table:table-cell table:number-columns-repeated="2"/>
        </table:table-row>
        <table:table-row table:style-name="ro1">
          <table:table-cell office:value-type="float" office:value="-0.000218813337237056" calcext:value-type="float">
            <text:p>-0,000218813337237</text:p>
          </table:table-cell>
          <table:table-cell office:value-type="float" office:value="-1.99999995212072" calcext:value-type="float">
            <text:p>-1,99999995212072</text:p>
          </table:table-cell>
          <table:table-cell table:number-columns-repeated="2"/>
        </table:table-row>
        <table:table-row table:style-name="ro1">
          <table:table-cell office:value-type="float" office:value="0.000918437065864141" calcext:value-type="float">
            <text:p>0,000918437065864</text:p>
          </table:table-cell>
          <table:table-cell office:value-type="float" office:value="-1.99999915647336" calcext:value-type="float">
            <text:p>-1,99999915647336</text:p>
          </table:table-cell>
          <table:table-cell table:number-columns-repeated="2"/>
        </table:table-row>
        <table:table-row table:style-name="ro1">
          <table:table-cell office:value-type="float" office:value="0.00224947530682917" calcext:value-type="float">
            <text:p>0,002249475306829</text:p>
          </table:table-cell>
          <table:table-cell office:value-type="float" office:value="-1.99999493986084" calcext:value-type="float">
            <text:p>-1,99999493986084</text:p>
          </table:table-cell>
          <table:table-cell table:number-columns-repeated="2"/>
        </table:table-row>
        <table:table-row table:style-name="ro1">
          <table:table-cell office:value-type="float" office:value="0.00537310819737691" calcext:value-type="float">
            <text:p>0,005373108197377</text:p>
          </table:table-cell>
          <table:table-cell office:value-type="float" office:value="-1.9999711297083" calcext:value-type="float">
            <text:p>-1,9999711297083</text:p>
          </table:table-cell>
          <table:table-cell table:number-columns-repeated="2"/>
        </table:table-row>
        <table:table-row table:style-name="ro1">
          <table:table-cell office:value-type="float" office:value="0.00557183104842285" calcext:value-type="float">
            <text:p>0,005571831048423</text:p>
          </table:table-cell>
          <table:table-cell office:value-type="float" office:value="-1.99996895469877" calcext:value-type="float">
            <text:p>-1,99996895469877</text:p>
          </table:table-cell>
          <table:table-cell table:number-columns-repeated="2"/>
        </table:table-row>
        <table:table-row table:style-name="ro1">
          <table:table-cell office:value-type="float" office:value="-0.00106613562348268" calcext:value-type="float">
            <text:p>-0,001066135623483</text:p>
          </table:table-cell>
          <table:table-cell office:value-type="float" office:value="-1.99999886335483" calcext:value-type="float">
            <text:p>-1,99999886335483</text:p>
          </table:table-cell>
          <table:table-cell table:number-columns-repeated="2"/>
        </table:table-row>
        <table:table-row table:style-name="ro1">
          <table:table-cell office:value-type="float" office:value="0.00899458153996313" calcext:value-type="float">
            <text:p>0,008994581539963</text:p>
          </table:table-cell>
          <table:table-cell office:value-type="float" office:value="-1.99991909750292" calcext:value-type="float">
            <text:p>-1,99991909750292</text:p>
          </table:table-cell>
          <table:table-cell table:number-columns-repeated="2"/>
        </table:table-row>
        <table:table-row table:style-name="ro1">
          <table:table-cell office:value-type="float" office:value="-0.00108595809524392" calcext:value-type="float">
            <text:p>-0,001085958095244</text:p>
          </table:table-cell>
          <table:table-cell office:value-type="float" office:value="-1.99999882069502" calcext:value-type="float">
            <text:p>-1,99999882069502</text:p>
          </table:table-cell>
          <table:table-cell table:number-columns-repeated="2"/>
        </table:table-row>
        <table:table-row table:style-name="ro1">
          <table:table-cell table:style-name="ce2" office:value-type="float" office:value="-0.0000758237839318943" calcext:value-type="float">
            <text:p>-7,58E-05</text:p>
          </table:table-cell>
          <table:table-cell office:value-type="float" office:value="-1.99999999425075" calcext:value-type="float">
            <text:p>-1,99999999425075</text:p>
          </table:table-cell>
          <table:table-cell table:number-columns-repeated="2"/>
        </table:table-row>
        <table:table-row table:style-name="ro1">
          <table:table-cell office:value-type="float" office:value="-0.00684223007014206" calcext:value-type="float">
            <text:p>-0,006842230070142</text:p>
          </table:table-cell>
          <table:table-cell office:value-type="float" office:value="-1.99995318388767" calcext:value-type="float">
            <text:p>-1,99995318388767</text:p>
          </table:table-cell>
          <table:table-cell table:number-columns-repeated="2"/>
        </table:table-row>
        <table:table-row table:style-name="ro1">
          <table:table-cell office:value-type="float" office:value="-0.00373872902447414" calcext:value-type="float">
            <text:p>-0,003738729024474</text:p>
          </table:table-cell>
          <table:table-cell office:value-type="float" office:value="-1.99998602190528" calcext:value-type="float">
            <text:p>-1,99998602190528</text:p>
          </table:table-cell>
          <table:table-cell table:number-columns-repeated="2"/>
        </table:table-row>
        <table:table-row table:style-name="ro1">
          <table:table-cell office:value-type="float" office:value="-0.00165115382182113" calcext:value-type="float">
            <text:p>-0,001651153821821</text:p>
          </table:table-cell>
          <table:table-cell office:value-type="float" office:value="-1.99999727369106" calcext:value-type="float">
            <text:p>-1,9999972736910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 SUM([.B1:.B25])/25" office:value-type="float" office:value="-1.99995484849096" calcext:value-type="float">
            <text:p>-1,99995484849096</text:p>
          </table:table-cell>
          <table:table-cell/>
          <table:table-cell table:style-name="ce3" table:formula="of:= [.B27] +2" office:value-type="float" office:value="0.0000451515090436061" calcext:value-type="float">
            <text:p>0,000045151509044</text:p>
          </table:table-cell>
        </table:table-row>
      </table:table>
      <table:table table:name="10" table:style-name="ta1">
        <table:table-column table:style-name="co1" table:number-columns-repeated="4" table:default-cell-style-name="Default"/>
        <table:table-row table:style-name="ro1">
          <table:table-cell office:value-type="float" office:value="0.017646899373448" calcext:value-type="float">
            <text:p>0,017646899373448</text:p>
          </table:table-cell>
          <table:table-cell office:value-type="float" office:value="-1.9996885869425" calcext:value-type="float">
            <text:p>-1,9996885869425</text:p>
          </table:table-cell>
          <table:table-cell table:number-columns-repeated="2"/>
        </table:table-row>
        <table:table-row table:style-name="ro1">
          <table:table-cell office:value-type="float" office:value="0.0137224812214624" calcext:value-type="float">
            <text:p>0,013722481221462</text:p>
          </table:table-cell>
          <table:table-cell office:value-type="float" office:value="-1.99981169350913" calcext:value-type="float">
            <text:p>-1,99981169350913</text:p>
          </table:table-cell>
          <table:table-cell table:number-columns-repeated="2"/>
        </table:table-row>
        <table:table-row table:style-name="ro1">
          <table:table-cell office:value-type="float" office:value="-0.147434590275122" calcext:value-type="float">
            <text:p>-0,147434590275122</text:p>
          </table:table-cell>
          <table:table-cell office:value-type="float" office:value="-1.97826304159041" calcext:value-type="float">
            <text:p>-1,97826304159041</text:p>
          </table:table-cell>
          <table:table-cell table:number-columns-repeated="2"/>
        </table:table-row>
        <table:table-row table:style-name="ro1">
          <table:table-cell office:value-type="float" office:value="0.0930123352640455" calcext:value-type="float">
            <text:p>0,093012335264046</text:p>
          </table:table-cell>
          <table:table-cell office:value-type="float" office:value="-1.99134870548873" calcext:value-type="float">
            <text:p>-1,99134870548873</text:p>
          </table:table-cell>
          <table:table-cell table:number-columns-repeated="2"/>
        </table:table-row>
        <table:table-row table:style-name="ro1">
          <table:table-cell office:value-type="float" office:value="0.110170270842978" calcext:value-type="float">
            <text:p>0,110170270842978</text:p>
          </table:table-cell>
          <table:table-cell office:value-type="float" office:value="-1.98786251142239" calcext:value-type="float">
            <text:p>-1,98786251142239</text:p>
          </table:table-cell>
          <table:table-cell table:number-columns-repeated="2"/>
        </table:table-row>
        <table:table-row table:style-name="ro1">
          <table:table-cell office:value-type="float" office:value="-0.000302980862610158" calcext:value-type="float">
            <text:p>-0,00030298086261</text:p>
          </table:table-cell>
          <table:table-cell office:value-type="float" office:value="-1.9999999082026" calcext:value-type="float">
            <text:p>-1,9999999082026</text:p>
          </table:table-cell>
          <table:table-cell table:number-columns-repeated="2"/>
        </table:table-row>
        <table:table-row table:style-name="ro1">
          <table:table-cell office:value-type="float" office:value="0.013137866068497" calcext:value-type="float">
            <text:p>0,013137866068497</text:p>
          </table:table-cell>
          <table:table-cell office:value-type="float" office:value="-1.99982739647517" calcext:value-type="float">
            <text:p>-1,99982739647517</text:p>
          </table:table-cell>
          <table:table-cell table:number-columns-repeated="2"/>
        </table:table-row>
        <table:table-row table:style-name="ro1">
          <table:table-cell office:value-type="float" office:value="-0.0675800825444731" calcext:value-type="float">
            <text:p>-0,067580082544473</text:p>
          </table:table-cell>
          <table:table-cell office:value-type="float" office:value="-1.99543293244328" calcext:value-type="float">
            <text:p>-1,99543293244328</text:p>
          </table:table-cell>
          <table:table-cell table:number-columns-repeated="2"/>
        </table:table-row>
        <table:table-row table:style-name="ro1">
          <table:table-cell office:value-type="float" office:value="-0.00593942881994147" calcext:value-type="float">
            <text:p>-0,005939428819941</text:p>
          </table:table-cell>
          <table:table-cell office:value-type="float" office:value="-1.99996472318529" calcext:value-type="float">
            <text:p>-1,99996472318529</text:p>
          </table:table-cell>
          <table:table-cell table:number-columns-repeated="2"/>
        </table:table-row>
        <table:table-row table:style-name="ro1">
          <table:table-cell office:value-type="float" office:value="0.00276838181353933" calcext:value-type="float">
            <text:p>0,002768381813539</text:p>
          </table:table-cell>
          <table:table-cell office:value-type="float" office:value="-1.99999233606213" calcext:value-type="float">
            <text:p>-1,99999233606213</text:p>
          </table:table-cell>
          <table:table-cell table:number-columns-repeated="2"/>
        </table:table-row>
        <table:table-row table:style-name="ro1">
          <table:table-cell office:value-type="float" office:value="0.177838198338426" calcext:value-type="float">
            <text:p>0,177838198338426</text:p>
          </table:table-cell>
          <table:table-cell office:value-type="float" office:value="-1.96837357521174" calcext:value-type="float">
            <text:p>-1,96837357521174</text:p>
          </table:table-cell>
          <table:table-cell table:number-columns-repeated="2"/>
        </table:table-row>
        <table:table-row table:style-name="ro1">
          <table:table-cell office:value-type="float" office:value="0.177838198338426" calcext:value-type="float">
            <text:p>0,177838198338426</text:p>
          </table:table-cell>
          <table:table-cell office:value-type="float" office:value="-1.96837357521174" calcext:value-type="float">
            <text:p>-1,96837357521174</text:p>
          </table:table-cell>
          <table:table-cell table:number-columns-repeated="2"/>
        </table:table-row>
        <table:table-row table:style-name="ro1">
          <table:table-cell office:value-type="float" office:value="-0.0648904840163531" calcext:value-type="float">
            <text:p>-0,064890484016353</text:p>
          </table:table-cell>
          <table:table-cell office:value-type="float" office:value="-1.99578922508412" calcext:value-type="float">
            <text:p>-1,99578922508412</text:p>
          </table:table-cell>
          <table:table-cell table:number-columns-repeated="2"/>
        </table:table-row>
        <table:table-row table:style-name="ro1">
          <table:table-cell office:value-type="float" office:value="0.354165290777969" calcext:value-type="float">
            <text:p>0,354165290777969</text:p>
          </table:table-cell>
          <table:table-cell office:value-type="float" office:value="-1.87456694680816" calcext:value-type="float">
            <text:p>-1,87456694680816</text:p>
          </table:table-cell>
          <table:table-cell table:number-columns-repeated="2"/>
        </table:table-row>
        <table:table-row table:style-name="ro1">
          <table:table-cell office:value-type="float" office:value="-0.0911073722564245" calcext:value-type="float">
            <text:p>-0,091107372256425</text:p>
          </table:table-cell>
          <table:table-cell office:value-type="float" office:value="-1.99169944672053" calcext:value-type="float">
            <text:p>-1,99169944672053</text:p>
          </table:table-cell>
          <table:table-cell table:number-columns-repeated="2"/>
        </table:table-row>
        <table:table-row table:style-name="ro1">
          <table:table-cell office:value-type="float" office:value="0.00241889650554217" calcext:value-type="float">
            <text:p>0,002418896505542</text:p>
          </table:table-cell>
          <table:table-cell office:value-type="float" office:value="-1.9999941489397" calcext:value-type="float">
            <text:p>-1,9999941489397</text:p>
          </table:table-cell>
          <table:table-cell table:number-columns-repeated="2"/>
        </table:table-row>
        <table:table-row table:style-name="ro1">
          <table:table-cell office:value-type="float" office:value="-0.0510106875430505" calcext:value-type="float">
            <text:p>-0,051010687543051</text:p>
          </table:table-cell>
          <table:table-cell office:value-type="float" office:value="-1.99739790975639" calcext:value-type="float">
            <text:p>-1,99739790975639</text:p>
          </table:table-cell>
          <table:table-cell table:number-columns-repeated="2"/>
        </table:table-row>
        <table:table-row table:style-name="ro1">
          <table:table-cell office:value-type="float" office:value="0.0151690901078372" calcext:value-type="float">
            <text:p>0,015169090107837</text:p>
          </table:table-cell>
          <table:table-cell office:value-type="float" office:value="-1.9997698987053" calcext:value-type="float">
            <text:p>-1,9997698987053</text:p>
          </table:table-cell>
          <table:table-cell table:number-columns-repeated="2"/>
        </table:table-row>
        <table:table-row table:style-name="ro1">
          <table:table-cell office:value-type="float" office:value="0.0916953869861378" calcext:value-type="float">
            <text:p>0,091695386986138</text:p>
          </table:table-cell>
          <table:table-cell office:value-type="float" office:value="-1.99159195600546" calcext:value-type="float">
            <text:p>-1,99159195600546</text:p>
          </table:table-cell>
          <table:table-cell table:number-columns-repeated="2"/>
        </table:table-row>
        <table:table-row table:style-name="ro1">
          <table:table-cell office:value-type="float" office:value="0.00219642569434741" calcext:value-type="float">
            <text:p>0,002196425694347</text:p>
          </table:table-cell>
          <table:table-cell office:value-type="float" office:value="-1.99999517571417" calcext:value-type="float">
            <text:p>-1,99999517571417</text:p>
          </table:table-cell>
          <table:table-cell table:number-columns-repeated="2"/>
        </table:table-row>
        <table:table-row table:style-name="ro1">
          <table:table-cell office:value-type="float" office:value="-0.0527734767750363" calcext:value-type="float">
            <text:p>-0,052773476775036</text:p>
          </table:table-cell>
          <table:table-cell office:value-type="float" office:value="-1.99721496014907" calcext:value-type="float">
            <text:p>-1,99721496014907</text:p>
          </table:table-cell>
          <table:table-cell table:number-columns-repeated="2"/>
        </table:table-row>
        <table:table-row table:style-name="ro1">
          <table:table-cell office:value-type="float" office:value="0.0254304999993384" calcext:value-type="float">
            <text:p>0,025430499999339</text:p>
          </table:table-cell>
          <table:table-cell office:value-type="float" office:value="-1.99935328966978" calcext:value-type="float">
            <text:p>-1,99935328966978</text:p>
          </table:table-cell>
          <table:table-cell table:number-columns-repeated="2"/>
        </table:table-row>
        <table:table-row table:style-name="ro1">
          <table:table-cell office:value-type="float" office:value="0.156856564801858" calcext:value-type="float">
            <text:p>0,156856564801858</text:p>
          </table:table-cell>
          <table:table-cell office:value-type="float" office:value="-1.97539601807856" calcext:value-type="float">
            <text:p>-1,97539601807856</text:p>
          </table:table-cell>
          <table:table-cell table:number-columns-repeated="2"/>
        </table:table-row>
        <table:table-row table:style-name="ro1">
          <table:table-cell office:value-type="float" office:value="-0.0502781389221475" calcext:value-type="float">
            <text:p>-0,050278138922148</text:p>
          </table:table-cell>
          <table:table-cell office:value-type="float" office:value="-1.99747210874653" calcext:value-type="float">
            <text:p>-1,99747210874653</text:p>
          </table:table-cell>
          <table:table-cell table:number-columns-repeated="2"/>
        </table:table-row>
        <table:table-row table:style-name="ro1">
          <table:table-cell office:value-type="float" office:value="-0.0692745521842335" calcext:value-type="float">
            <text:p>-0,069274552184234</text:p>
          </table:table-cell>
          <table:table-cell office:value-type="float" office:value="-1.99520103641967" calcext:value-type="float">
            <text:p>-1,9952010364196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 SUM([.B1:.B25])/25" office:value-type="float" office:value="-1.9881752442617" calcext:value-type="float">
            <text:p>-1,9881752442617</text:p>
          </table:table-cell>
          <table:table-cell/>
          <table:table-cell table:formula="of:=[.B27] + 2" office:value-type="float" office:value="0.0118247557382978" calcext:value-type="float">
            <text:p>0,011824755738298</text:p>
          </table:table-cell>
        </table:table-row>
      </table:table>
      <table:table table:name="Result" table:style-name="ta1">
        <table:table-column table:style-name="co1" table:default-cell-style-name="Default"/>
        <table:table-column table:style-name="co4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GRASP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10'.D27]" office:value-type="float" office:value="0.0118247557382978" calcext:value-type="float">
            <text:p>0,0118247557382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table:formula="of:=[$'100'.D27]" office:value-type="float" office:value="0.0000451515090436061" calcext:value-type="float">
            <text:p>0,0000451515090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table:formula="of:=[$'1000'.D27]" office:value-type="float" office:value="0.000000645853344805047" calcext:value-type="float">
            <text:p>0,000000645853345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ABU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'file:///C:/Users/a000075/Desktop/Faculdade/Semestre_6/Tabu.ods'#$'10'.D28]" office:value-type="float" office:value="0.00607414171876597" calcext:value-type="float">
            <text:p>0,0060741417187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'file:///C:/Users/a000075/Desktop/Faculdade/Semestre_6/Tabu.ods'#$'100'.D28]" office:value-type="float" office:value="0.000129752101887481" calcext:value-type="float">
            <text:p>0,0001297521018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table:formula="of:=['file:///C:/Users/a000075/Desktop/Faculdade/Semestre_6/Tabu.ods'#$'1000'.D27]" office:value-type="float" office:value="0.00000148048673742629" calcext:value-type="float">
            <text:p>0,000001480486737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'file:///C:/Users/a000075/Desktop/Faculdade/Semestre_6/Hill%201000.ods'#$'10'.D27]" office:value-type="float" office:value="0.0306691891894419" calcext:value-type="float">
            <text:p>0,0306691891894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'file:///C:/Users/a000075/Desktop/Faculdade/Semestre_6/Hill%201000.ods'#$'100'.D28]" office:value-type="float" office:value="0.167319448986654" calcext:value-type="float">
            <text:p>0,1673194489866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table:formula="of:=['file:///C:/Users/a000075/Desktop/Faculdade/Semestre_6/Hill%201000.ods'#$'1000'.D31]" office:value-type="float" office:value="0.00000310688291826899" calcext:value-type="float">
            <text:p>0,000003106882918</text:p>
          </table:table-cell>
        </table:table-row>
      </table:table>
      <table:table table:name="'file:///C:/Users/a000075/Desktop/Faculdade/Semestre_6/Tabu.ods'#1000" table:print="false" table:style-name="ta_extref">
        <table:table-source xlink:type="simple" xlink:href="../Tabu.ods" table:table-name="1000" table:mode="copy-results-only"/>
        <table:table-column table:number-columns-repeated="4"/>
        <table:table-row table:number-rows-repeated="26">
          <table:table-cell table:number-columns-repeated="4"/>
        </table:table-row>
        <table:table-row>
          <table:table-cell table:number-columns-repeated="3"/>
          <table:table-cell table:style-name="ce1" office:value-type="float" office:value="1.48048673742629E-006">
            <text:p>1.48048673742629E-006</text:p>
          </table:table-cell>
        </table:table-row>
      </table:table>
      <table:table table:name="'file:///C:/Users/a000075/Desktop/Faculdade/Semestre_6/Tabu.ods'#100" table:print="false" table:style-name="ta_extref">
        <table:table-source xlink:type="simple" xlink:href="../Tabu.ods" table:table-name="100" table:mode="copy-results-only"/>
        <table:table-column table:number-columns-repeated="4"/>
        <table:table-row table:number-rows-repeated="27">
          <table:table-cell table:number-columns-repeated="4"/>
        </table:table-row>
        <table:table-row>
          <table:table-cell table:number-columns-repeated="3"/>
          <table:table-cell table:style-name="ce1" office:value-type="float" office:value="0.000129752101887481">
            <text:p>0.000129752101887481</text:p>
          </table:table-cell>
        </table:table-row>
      </table:table>
      <table:table table:name="'file:///C:/Users/a000075/Desktop/Faculdade/Semestre_6/Tabu.ods'#10" table:print="false" table:style-name="ta_extref">
        <table:table-source xlink:type="simple" xlink:href="../Tabu.ods" table:table-name="10" table:mode="copy-results-only"/>
        <table:table-column table:number-columns-repeated="4"/>
        <table:table-row table:number-rows-repeated="27">
          <table:table-cell table:number-columns-repeated="4"/>
        </table:table-row>
        <table:table-row>
          <table:table-cell table:number-columns-repeated="3"/>
          <table:table-cell table:style-name="ce1" office:value-type="float" office:value="0.00607414171876597">
            <text:p>0.00607414171876597</text:p>
          </table:table-cell>
        </table:table-row>
      </table:table>
      <table:table table:name="'file:///C:/Users/a000075/Desktop/Faculdade/Semestre_6/Hill%201000.ods'#1000" table:print="false" table:style-name="ta_extref">
        <table:table-source xlink:type="simple" xlink:href="../Hill%201000.ods" table:table-name="1000" table:mode="copy-results-only"/>
        <table:table-column table:number-columns-repeated="4"/>
        <table:table-row table:number-rows-repeated="30">
          <table:table-cell table:number-columns-repeated="4"/>
        </table:table-row>
        <table:table-row>
          <table:table-cell table:number-columns-repeated="3"/>
          <table:table-cell table:style-name="ce1" office:value-type="float" office:value="3.10688291826899E-006">
            <text:p>3.10688291826899E-006</text:p>
          </table:table-cell>
        </table:table-row>
      </table:table>
      <table:table table:name="'file:///C:/Users/a000075/Desktop/Faculdade/Semestre_6/Hill%201000.ods'#100" table:print="false" table:style-name="ta_extref">
        <table:table-source xlink:type="simple" xlink:href="../Hill%201000.ods" table:table-name="100" table:mode="copy-results-only"/>
        <table:table-column table:number-columns-repeated="4"/>
        <table:table-row table:number-rows-repeated="27">
          <table:table-cell table:number-columns-repeated="4"/>
        </table:table-row>
        <table:table-row>
          <table:table-cell table:number-columns-repeated="3"/>
          <table:table-cell table:style-name="ce1" office:value-type="float" office:value="0.167319448986654">
            <text:p>0.167319448986654</text:p>
          </table:table-cell>
        </table:table-row>
      </table:table>
      <table:table table:name="'file:///C:/Users/a000075/Desktop/Faculdade/Semestre_6/Hill%201000.ods'#10" table:print="false" table:style-name="ta_extref">
        <table:table-source xlink:type="simple" xlink:href="../Hill%201000.ods" table:table-name="10" table:mode="copy-results-only"/>
        <table:table-column table:number-columns-repeated="4"/>
        <table:table-row table:number-rows-repeated="26">
          <table:table-cell table:number-columns-repeated="4"/>
        </table:table-row>
        <table:table-row>
          <table:table-cell table:number-columns-repeated="3"/>
          <table:table-cell table:style-name="ce1" office:value-type="float" office:value="0.0306691891894419">
            <text:p>0.03066918918944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5" loext:min-decimal-places="1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6:30:49.747000000</meta:creation-date>
    <meta:generator>LibreOffice/6.1.2.1$Windows_X86_64 LibreOffice_project/65905a128db06ba48db947242809d14d3f9a93fe</meta:generator>
    <dc:date>2018-11-28T16:38:00.109000000</dc:date>
    <meta:editing-duration>PT7M9S</meta:editing-duration>
    <meta:editing-cycles>2</meta:editing-cycles>
    <meta:document-statistic meta:table-count="4" meta:cell-count="177" meta:object-count="0"/>
  </office:meta>
</office:document-meta>
</file>